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181a1b" loext:char-shading-value="0" loext:padding="0in" loext:border="none"/>
    </style:style>
    <style:style style:name="T3"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Plan: Planning is the first stage of </text:span><text:a xlink:type="simple" xlink:href="https://www.linkedin.com/feed/hashtag/?keywords=devops&amp;highlightedUpdateUrns=urn%3Ali%3Aactivity%3A6963069138478985216" text:style-name="Internet_20_link" text:visited-style-name="Visited_20_Internet_20_Link"><text:span text:style-name="T2">#DevOps</text:span></text:a><text:span text:style-name="T3"> </text:span><text:span text:style-name="T1">lifecycle, integrating security at the very first stage and creating a plan to execute security analysis.</text:span><text:line-break/><text:line-break/><text:span text:style-name="T1">2. Code: Use linting tools to secure passwords and </text:span><text:a xlink:type="simple" xlink:href="https://www.linkedin.com/feed/hashtag/?keywords=api&amp;highlightedUpdateUrns=urn%3Ali%3Aactivity%3A6963069138478985216" text:style-name="Internet_20_link" text:visited-style-name="Visited_20_Internet_20_Link"><text:span text:style-name="T2">#API</text:span></text:a><text:span text:style-name="T3"> </text:span><text:span text:style-name="T1">keys.</text:span><text:line-break/><text:line-break/><text:span text:style-name="T1">3. Build: This is the stage where we need to track down the flaws in the code and fix them before releasing it to production environment. Various Static Application Security Testing (</text:span><text:a xlink:type="simple" xlink:href="https://www.linkedin.com/feed/hashtag/?keywords=sast&amp;highlightedUpdateUrns=urn%3Ali%3Aactivity%3A6963069138478985216" text:style-name="Internet_20_link" text:visited-style-name="Visited_20_Internet_20_Link"><text:span text:style-name="T2">#SAST</text:span></text:a><text:span text:style-name="T1">) tools are available.</text:span><text:line-break/><text:line-break/><text:span text:style-name="T1">4. Test: Always make your authentication process, sensitive data storage secured and it needs to be tested at an early stage. Various Dynamic Application Security Testing (</text:span><text:a xlink:type="simple" xlink:href="https://www.linkedin.com/feed/hashtag/?keywords=dast&amp;highlightedUpdateUrns=urn%3Ali%3Aactivity%3A6963069138478985216" text:style-name="Internet_20_link" text:visited-style-name="Visited_20_Internet_20_Link"><text:span text:style-name="T2">#DAST</text:span></text:a><text:span text:style-name="T1">) tools can be used to detect these errors.</text:span><text:line-break/><text:line-break/><text:span text:style-name="T1">5. Release: Make use of scanning tools to perform vulnerability scanning.</text:span><text:line-break/><text:line-break/><text:span text:style-name="T1">6. Deploy: Make sure to have a secure build to production for final deployment.</text:span><text:line-break/><text:line-break/><text:span text:style-name="T1">Learn more here: </text:span><text:a xlink:type="simple" xlink:href="https://buff.ly/3BTkLXE" text:style-name="Internet_20_link" text:visited-style-name="Visited_20_Internet_20_Link"><text:span text:style-name="T2">https://buff.ly/3BTkLXE</text:span></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1T15:39:41.335000000</meta:creation-date>
    <dc:date>2022-08-11T15:40:08.108000000</dc:date>
    <meta:editing-duration>PT27S</meta:editing-duration>
    <meta:editing-cycles>1</meta:editing-cycles>
    <meta:document-statistic meta:table-count="0" meta:image-count="0" meta:object-count="0" meta:page-count="1" meta:paragraph-count="1" meta:word-count="135" meta:character-count="849" meta:non-whitespace-character-count="708"/>
    <meta:generator>LibreOffice/7.3.2.2$Windows_X86_64 LibreOffice_project/49f2b1bff42cfccbd8f788c8dc32c1c309559be0</meta:generator>
  </office:meta>
</office:document-meta>
</file>